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>
      <style:text-properties officeooo:rsid="00083355" officeooo:paragraph-rsid="00083355"/>
    </style:style>
    <style:style style:name="P3" style:family="paragraph" style:parent-style-name="Preformatted_20_Text">
      <style:text-properties style:text-line-through-style="solid" style:text-line-through-type="single"/>
    </style:style>
    <style:style style:name="P4" style:family="paragraph" style:parent-style-name="Preformatted_20_Text">
      <style:text-properties style:text-line-through-style="none" style:text-line-through-type="none" fo:font-size="12pt" officeooo:rsid="00095d21" officeooo:paragraph-rsid="00095d21" fo:background-color="#ed1c24" style:font-size-asian="10.5pt" style:font-size-complex="12pt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6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7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  <style:text-properties officeooo:paragraph-rsid="000719ac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10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officeooo:paragraph-rsid="000719ac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fo:background-color="#add58a" loext:char-shading-value="0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fo:background-color="#add58a" loext:char-shading-value="0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fo:background-color="#add58a" loext:char-shading-value="0" loext:padding="0in" loext:border="none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fo:background-color="#add58a" loext:char-shading-value="0" loext:padding="0in" loext:border="none"/>
    </style:style>
    <style:style style:name="T8" style:family="text">
      <style:text-properties fo:font-variant="normal" fo:text-transform="none" fo:color="#24292e" style:text-line-through-style="solid" style:text-line-through-type="single" style:font-name="SFMono-Regular" fo:font-size="9.75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24292e" style:text-line-through-style="solid" style:text-line-through-type="single" fo:font-size="9.7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24292e" style:text-line-through-style="none" style:text-line-through-type="none" style:font-name="SFMono-Regular" fo:font-size="9.7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24292e" style:text-line-through-style="none" style:text-line-through-type="none" style:font-name="SFMono-Regular" fo:font-size="9.75pt" fo:letter-spacing="normal" fo:font-style="normal" fo:font-weight="normal" officeooo:rsid="000719ac" loext:padding="0in" loext:border="none"/>
    </style:style>
    <style:style style:name="T12" style:family="text">
      <style:text-properties fo:font-variant="normal" fo:text-transform="none" fo:color="#24292e" style:text-line-through-style="none" style:text-line-through-type="none" style:font-name="SFMono-Regular" fo:font-size="9.75pt" fo:letter-spacing="normal" fo:font-style="normal" fo:font-weight="normal" fo:background-color="#add58a" loext:char-shading-value="0" loext:padding="0in" loext:border="none"/>
    </style:style>
    <style:style style:name="T13" style:family="text">
      <style:text-properties fo:font-variant="normal" fo:text-transform="none" fo:color="#24292e" style:text-line-through-style="none" style:text-line-through-type="none" style:font-name="SFMono-Regular" fo:font-size="9.75pt" fo:letter-spacing="normal" fo:font-style="normal" fo:font-weight="normal" fo:background-color="#add58a" loext:char-shading-value="0" loext:padding="0in" loext:border="none"/>
    </style:style>
    <style:style style:name="T14" style:family="text">
      <style:text-properties fo:font-variant="normal" fo:text-transform="none" fo:color="#24292e" style:text-line-through-style="none" style:text-line-through-type="none" style:font-name="SFMono-Regular" fo:font-size="9.75pt" fo:letter-spacing="normal" fo:font-style="normal" fo:font-weight="normal" officeooo:rsid="000719ac" fo:background-color="#add58a" loext:char-shading-value="0" loext:padding="0in" loext:border="none"/>
    </style:style>
    <style:style style:name="T15" style:family="text">
      <style:text-properties fo:font-variant="normal" fo:text-transform="none" fo:color="#24292e" style:text-line-through-style="none" style:text-line-through-type="none" style:font-name="SFMono-Regular" fo:font-size="9.75pt" fo:letter-spacing="normal" fo:font-style="normal" fo:font-weight="normal" officeooo:rsid="000719ac" fo:background-color="#add58a" loext:char-shading-value="0" loext:padding="0in" loext:border="none"/>
    </style:style>
    <style:style style:name="T16" style:family="text">
      <style:text-properties fo:font-variant="normal" fo:text-transform="none" fo:color="#24292e" style:text-line-through-style="none" style:text-line-through-type="none" fo:font-size="9.75pt" fo:letter-spacing="normal" fo:font-style="normal" fo:font-weight="normal" loext:padding="0in" loext:border="none"/>
    </style:style>
    <style:style style:name="T17" style:family="text">
      <style:text-properties fo:font-variant="normal" fo:text-transform="none" fo:color="#24292e" style:text-line-through-style="none" style:text-line-through-type="none" fo:font-size="9.75pt" fo:letter-spacing="normal" fo:font-style="normal" fo:font-weight="normal" fo:background-color="#add58a" loext:char-shading-value="0" loext:padding="0in" loext:border="none"/>
    </style:style>
    <style:style style:name="T18" style:family="text">
      <style:text-properties fo:font-variant="normal" fo:text-transform="none" fo:color="#24292e" style:text-line-through-style="none" style:text-line-through-type="none" fo:font-size="9.75pt" fo:letter-spacing="normal" fo:font-style="normal" fo:font-weight="normal" fo:background-color="#add58a" loext:char-shading-value="0" loext:padding="0in" loext:border="none"/>
    </style:style>
    <style:style style:name="T19" style:family="text">
      <style:text-properties fo:font-variant="normal" fo:text-transform="none" fo:color="#24292e" fo:font-size="9.75pt" fo:letter-spacing="normal" fo:font-style="normal" fo:font-weight="normal" loext:padding="0in" loext:border="none"/>
    </style:style>
    <style:style style:name="T20" style:family="text">
      <style:text-properties fo:background-color="#add58a" loext:char-shading-value="0"/>
    </style:style>
    <style:style style:name="T21" style:family="text">
      <style:text-properties fo:background-color="#add58a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description"/>Description</text:h>
      <text:p text:style-name="P2">Install cuda 10.1</text:p>
      <text:h text:style-name="Heading_20_2" text:outline-level="2"><text:bookmark text:name="remove-old-versions"/>Remove old versions</text:h>
      <text:p text:style-name="Text_20_body">We need to go ahead and remove the old packages to avoid any conflicts.</text:p>
      <text:p text:style-name="Preformatted_20_Text"><text:span text:style-name="Source_20_Text"><text:span text:style-name="T21">sudo apt --purge remove "cublas*" "cuda*"</text:span></text:span></text:p>
      <text:p text:style-name="P1"><text:span text:style-name="Source_20_Text"><text:span text:style-name="T21">sudo apt --purge remove libcudnn7 libcudnn7-dev libnccl2</text:span></text:span></text:p>
      <text:p text:style-name="Text_20_body"> </text:p>
      <text:h text:style-name="Heading_20_2" text:outline-level="2"><text:bookmark text:name="add-repository"/>Add repository</text:h>
      <text:p text:style-name="Preformatted_20_Text"><text:span text:style-name="Source_20_Text"><text:span text:style-name="T1">wget </text:span></text:span><text:a xlink:type="simple" xlink:href="https://developer.download.nvidia.com/compute/cuda/repos/ubuntu1804/x86_64/cuda-repo-ubuntu1804_10.0.130-1_amd64.deb" text:style-name="Internet_20_link" text:visited-style-name="Visited_20_Internet_20_Link"><text:span text:style-name="Source_20_Text"><text:span text:style-name="T1">https://developer.download.nvidia.com/compute/cuda/repos/ubuntu1804/x86_64/cuda-repo-ubuntu1804_10.0.130-1_amd64.deb</text:span></text:span></text:a></text:p>
      <text:p text:style-name="P5"><text:span text:style-name="T5">wget https://developer.nvidia.com/compute/cuda/10.1/Prod/local_installers/</text:span><text:span text:style-name="Source_20_Text"><text:span text:style-name="T21">cuda-repo-ubuntu1804-10-1-local-10.1.105-418.39_1.0-1_amd64.deb</text:span></text:span></text:p>
      <text:p text:style-name="Preformatted_20_Text"><text:span text:style-name="Source_20_Text"><text:span text:style-name="T1">sudo dpkg -i cuda-repo-ubuntu1804_10.0.130-1_amd64.deb</text:span></text:span></text:p>
      <text:p text:style-name="P6"><text:span text:style-name="Source_20_Text"><text:span text:style-name="T8">sudo dpkg -i cuda-repo-ubuntu1804-10-1-local-10.1.168-418.67_1.0-1_amd64.deb # change package name if yours is different</text:span></text:span></text:p>
      <text:p text:style-name="P9"><text:span text:style-name="Source_20_Text"><text:span text:style-name="T8">sudo apt-key add /var/cuda-repo-10-1-local-10.1.168-418.67/7fa2af80.pub # change package name if yours is different</text:span></text:span></text:p>
      <text:p text:style-name="Preformatted_20_Text"><text:span text:style-name="Source_20_Text"><text:span text:style-name="T1"/></text:span></text:p>
      <text:p text:style-name="P7"><text:span text:style-name="Source_20_Text"><text:span text:style-name="T10"/></text:span></text:p>
      <text:p text:style-name="P7"><text:span text:style-name="Source_20_Text"><text:span text:style-name="T13">sudo dpkg -i </text:span></text:span><text:span text:style-name="Source_20_Text"><text:span text:style-name="T18">cuda-repo-ubuntu1804-10-1-local-10.1.105-418.39_1.0-1_amd64.deb</text:span></text:span><text:span text:style-name="Source_20_Text"><text:span text:style-name="T10"> # change package name if yours is different</text:span></text:span><text:span text:style-name="Source_20_Text"><text:span text:style-name="T11">#</text:span></text:span></text:p>
      <text:p text:style-name="P7"><text:span text:style-name="Source_20_Text"><text:span text:style-name="T15">sudo apt-key adv --fetch-keys https://developer.download.nvidia.com/compute/cuda/repos/ubuntu1804/x86_64/7fa2af80.pub</text:span></text:span></text:p>
      <text:p text:style-name="P7"><text:span text:style-name="Source_20_Text"><text:span text:style-name="T11"/></text:span></text:p>
      <text:p text:style-name="P10"><text:span text:style-name="Source_20_Text"><text:span text:style-name="T8">sudo apt-key add /var/</text:span></text:span><text:span text:style-name="Source_20_Text"><text:span text:style-name="T9">cuda-repo-ubuntu1804-10-1-local-10.1.105-418.39</text:span></text:span><text:span text:style-name="Source_20_Text"><text:span text:style-name="T8">/7fa2af80.pub # change package name if yours is different</text:span></text:span></text:p>
      <text:p text:style-name="P9"><text:span text:style-name="Source_20_Text"><text:span text:style-name="T7">sudo apt-get update</text:span></text:span></text:p>
      <text:p text:style-name="P9"><text:span text:style-name="Source_20_Text"><text:span text:style-name="T7">sudo apt install cuda-toolkit-10-1</text:span></text:span></text:p>
      <text:p text:style-name="Preformatted_20_Text"><text:span text:style-name="Source_20_Text"><text:span text:style-name="T1"/></text:span></text:p>
      <text:p text:style-name="P4">But at last I found it doesn’t work .</text:p>
      <text:p text:style-name="P4"/>
      <text:p text:style-name="P3"/>
      <text:p text:style-name="P1"><text:span text:style-name="Source_20_Text"><text:span text:style-name="T1">sudo apt update</text:span></text:span></text:p>
      <text:p text:style-name="Text_20_body"><text:span text:style-name="T1">note: if the deb no longer exists(depending on when you are reading this), just visit </text:span><text:a xlink:type="simple" xlink:href="http://developer.download.nvidia.com/compute/cuda/repos/ubuntu1804/x86_64/" text:style-name="Internet_20_link" text:visited-style-name="Visited_20_Internet_20_Link"><text:span text:style-name="T1">the URL</text:span></text:a><text:span text:style-name="T1"> and look for cuda-repo-ubuntu1804-*.deb</text:span></text:p>
      <text:h text:style-name="Heading_20_2" text:outline-level="2"><text:bookmark text:name="install-the-specific-version"/><text:soft-page-break/>Install the specific version</text:h>
      <text:p text:style-name="Text_20_body">Lets see what versions are available:</text:p>
      <text:p text:style-name="Preformatted_20_Text"><text:span text:style-name="Source_20_Text">$ sudo apt-cache showpkg cuda | grep 10.1</text:span></text:p>
      <text:p text:style-name="Preformatted_20_Text"><text:span text:style-name="Source_20_Text">10.1.243-1 (/var/lib/apt/lists/developer.download.nvidia.com_compute_cuda_repos_ubuntu1804_x86%5f64_Packages) (/var/lib/dpkg/status)</text:span></text:p>
      <text:p text:style-name="Preformatted_20_Text"><text:span text:style-name="Source_20_Text">10.1.168-1 (/var/lib/apt/lists/developer.download.nvidia.com_compute_cuda_repos_ubuntu1804_x86%5f64_Packages)</text:span></text:p>
      <text:p text:style-name="Preformatted_20_Text"><text:span text:style-name="Source_20_Text">10.1.105-1 (/var/lib/apt/lists/developer.download.nvidia.com_compute_cuda_repos_ubuntu1804_x86%5f64_Packages)</text:span></text:p>
      <text:p text:style-name="Preformatted_20_Text"><text:span text:style-name="Source_20_Text">10.1.243-1 - cuda-10-1 (2 10.1.243)</text:span></text:p>
      <text:p text:style-name="Preformatted_20_Text"><text:span text:style-name="Source_20_Text">10.1.168-1 - cuda-10-1 (2 10.1.168)</text:span></text:p>
      <text:p text:style-name="Preformatted_20_Text"><text:span text:style-name="Source_20_Text">10.1.105-1 - cuda-10-1 (2 10.1.105)</text:span></text:p>
      <text:p text:style-name="Preformatted_20_Text"><text:span text:style-name="Source_20_Text">10.1.243-1 -</text:span></text:p>
      <text:p text:style-name="Preformatted_20_Text"><text:span text:style-name="Source_20_Text">10.1.168-1 -</text:span></text:p>
      <text:p text:style-name="Preformatted_20_Text"><text:span text:style-name="Source_20_Text">10.1.105-1 -</text:span></text:p>
      <text:p text:style-name="Preformatted_20_Text"><text:span text:style-name="Source_20_Text">$ sudo apt -y install cuda=10.1.243-1</text:span></text:p>
      <text:p text:style-name="P1"><text:span text:style-name="Source_20_Text">[...]</text:span></text:p>
      <text:p text:style-name="Text_20_body">As you can see, there are a few versions of 10.1 available. I am going to go with 10.1.243-1. To select it in your apt install command you just set it equal to the version. If you want 10.2(latest at the time of writing) simply leave off the equals part.(eg: <text:span text:style-name="Source_20_Text">apt -y install cuda</text:span>) This will tell apt to install the latest version it can find. But for my needs, I specifically need a 10.1 version.<text:line-break/> </text:p>
      <text:h text:style-name="Heading_20_2" text:outline-level="2"><text:bookmark text:name="add-machine-learning-repository"/>Add machine learning repository</text:h>
      <text:p text:style-name="Text_20_body">Some software, tensorflow for example, requires cuDNN, and a few other things. So lets go ahead and add the machine learning repository while we are under the hood.</text:p>
      <text:p text:style-name="Preformatted_20_Text"><text:span text:style-name="Source_20_Text">wget https://developer.download.nvidia.com/compute/machine-learning/repos/ubuntu1804/x86_64/nvidia-machine-learning-repo-ubuntu1804_1.0.0-1_amd64.deb</text:span></text:p>
      <text:p text:style-name="Preformatted_20_Text"><text:span text:style-name="Source_20_Text">sudo dpkg -i nvidia-machine-learning-repo-ubuntu1804_1.0.0-1_amd64.deb</text:span></text:p>
      <text:p text:style-name="P1"><text:span text:style-name="Source_20_Text">sudo apt updat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22:04:10.970961052</meta:creation-date>
    <meta:editing-duration>PT16H19M16S</meta:editing-duration>
    <meta:editing-cycles>4</meta:editing-cycles>
    <meta:generator>LibreOffice/6.0.7.3$Linux_X86_64 LibreOffice_project/00m0$Build-3</meta:generator>
    <dc:date>2020-03-24T14:43:47.615073196</dc:date>
    <meta:document-statistic meta:table-count="0" meta:image-count="0" meta:object-count="0" meta:page-count="2" meta:paragraph-count="41" meta:word-count="310" meta:character-count="2844" meta:non-whitespace-character-count="2574"/>
  </office:meta>
</office:document-meta>
</file>